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6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7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7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4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3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28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2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7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5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8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5">
            <office:annotation draw:style-name="a0" svg:x="3.01041666666667in" svg:y="5.63541666666667in" svg:width="1.5in" svg:height="0.822916666666667in">
              <dc:creator>Aymeric Pelle</dc:creator>
              <text:p><text:span text:style-name="T2">Aymeric Pelle:</text:span><text:span text:style-name="T1"/></text:p>
              <text:p><text:span text:style-name="T1">Thanksgiving</text:span></text:p>
            </office:annotation>
            <text:p>jeudi 23<text:s/></text:p>
          </table:table-cell>
          <table:table-cell office:value-type="date" office:date-value="2017-12-23T00:00:00" table:style-name="ce18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8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5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8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8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8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8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5">
            <text:p>mercredi 29<text:s/></text:p>
          </table:table-cell>
          <table:table-cell office:value-type="date" office:date-value="2017-12-29T00:00:00" table:style-name="ce18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1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8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1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2">
            <text:p>mardi 31<text:s/></text:p>
          </table:table-cell>
          <table:table-cell table:style-name="ce22"/>
          <table:table-cell office:value-type="date" office:date-value="2017-12-31T00:00:00" table:style-name="ce23">
            <text:p>dimanche 31<text:s/></text:p>
          </table:table-cell>
          <table:table-cell office:value-type="date" office:date-value="2018-01-31T00:00:00" table:style-name="ce22">
            <text:p>mercredi 31<text:s/></text:p>
          </table:table-cell>
          <table:table-cell table:style-name="ce24"/>
          <table:table-cell office:value-type="date" office:date-value="2018-03-31T00:00:00" table:style-name="ce25">
            <text:p>samedi 31<text:s/></text:p>
          </table:table-cell>
          <table:table-cell table:style-name="ce24"/>
          <table:table-cell office:value-type="date" office:date-value="2018-05-31T00:00:00" table:style-name="ce22">
            <text:p>jeudi 31<text:s/></text:p>
          </table:table-cell>
          <table:table-cell table:style-name="ce24"/>
          <table:table-cell office:value-type="date" office:date-value="2018-07-31T00:00:00" table:style-name="ce22">
            <text:p>mardi 31<text:s/></text:p>
          </table:table-cell>
          <table:table-cell office:value-type="date" office:date-value="2018-08-31T00:00:00" table:style-name="ce22">
            <text:p>vendredi 31<text:s/></text:p>
          </table:table-cell>
          <table:table-cell table:style-name="ce24"/>
          <table:table-cell office:value-type="date" office:date-value="2018-10-31T00:00:00" table:style-name="ce22">
            <text:p>mercredi 31<text:s/></text:p>
          </table:table-cell>
          <table:table-cell table:style-name="ce24"/>
          <table:table-cell office:value-type="date" office:date-value="2018-12-31T00:00:00" table:style-name="ce22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06T19:48:04Z</dc:date>
  </office:meta>
</office:document-meta>
</file>